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ing up the robot's systems, including Xbox controller teleoperation</text:p>
      <text:p text:style-name="Standard">$ roscd cwru_semi_stable</text:p>
      <text:p text:style-name="Standard">$ roslaunch cwru_bringup.launch</text:p>
      <text:p text:style-name="Standard"/>
      <text:p text:style-name="Standard">Start mapping</text:p>
      <text:p text:style-name="Standard">$ roscd cwru_tour_guide</text:p>
      <text:p text:style-name="Standard">$ roslaunch tour_guide_slam_mapping.launch</text:p>
      <text:p text:style-name="Standard"/>
      <text:p text:style-name="Standard">Start visualization</text:p>
      <text:p text:style-name="Standard">$ rosrun rviz rviz</text:p>
      <text:p text:style-name="Standard"/>
      <text:p text:style-name="Standard">Make sure that “fixed frame” is set to “/map”, and “target_frame” is “base_link”</text:p>
      <text:p text:style-name="Standard">A map should be displayed that will expand as the robot is driven around via Xbox controller. <text:s/>Drive the robot around slowly, and rotate in place often for best results.</text:p>
      <text:p text:style-name="Standard"/>
      <text:p text:style-name="Standard">To save the map, in a new terminal run</text:p>
      <text:p text:style-name="Standard">$ rosrun map_server map_saver</text:p>
      <text:p text:style-name="Standard"/>
      <text:p text:style-name="Standard">This will save two files. <text:s/>map.pgm is an image and a map.yaml is an info file). <text:s/>Copy the files into a new folder in the cwru_maps/maps folder.</text:p>
      <text:p text:style-name="Standard"/>
      <text:p text:style-name="Standard">Open map.pgm in gimp. <text:s/>Clean up the map (remove bad points, etc.) <text:s/>Right click in GIMP, chose “image”, and choose “autocrop image”. <text:s/>This removes the large border.</text:p>
      <text:p text:style-name="Standard"/>
      <text:p text:style-name="Standard">Now, make a copy of the whole folder. <text:s/>We need two copies of the map, one for obstacles and one for localization. <text:s/>As an example, see “thinkbox_localization” and “thinkbox_obstacles”. <text:s/>Black points on the obstacle map will be detected as obstacles, and the robot will not go into them. <text:s/>This is useful for marking obstacles that the robot cannot see with the LIDAR, such as overhanging tables.</text:p>
      <text:p text:style-name="Standard"/>
      <text:p text:style-name="Standard">Now, we need to tell ROS to load the map. <text:s/>Edit cwru_nav/start_tour_guide_no_nav.launch. <text:s/>Under “localization map server” and “obstacle map server”, change the links to the new maps.</text:p>
      <text:p text:style-name="Standard"/>
      <text:p text:style-name="P1">Only if you need to run the robot in simulation:</text:p>
      <text:p text:style-name="Standard">Navigate to cwru_maps/worlds and make a copy of an existing world (probably Thinkbox). <text:s/>Open the file to edit it. <text:s/>Where it says “load the actual map” we have to insert the new map. <text:s/>Change “bitmap” to match the new map file. <text:s/>Now, find the size of the map in pixels and multiply by the resolution of the map in meters (this should be 0.05 or 0.025). <text:s/>These values go in the “size” box. <text:s/>You can experiment with the third value of “pose” if you want the map rotated.</text:p>
      <text:p text:style-name="Standard"/>
      <text:p text:style-name="Standard">Now go to cwru_sim_stage and modify roberto_thinkbox.launch. <text:s/>Replace the obstacle and localization map servers as before, and also replace the thinkbox.world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2-07-05T13:49:28</meta:creation-date>
    <dc:date>2012-07-06T18:30:23</dc:date>
    <dc:creator>roberto </dc:creator>
    <meta:editing-duration>PT3H42M44S</meta:editing-duration>
    <meta:editing-cycles>4</meta:editing-cycles>
    <meta:generator>LibreOffice/3.4$Unix LibreOffice_project/340m1$Build-402</meta:generator>
    <meta:document-statistic meta:table-count="0" meta:image-count="0" meta:object-count="0" meta:page-count="1" meta:paragraph-count="19" meta:word-count="352" meta:character-count="2114" meta:non-whitespace-character-count="1762"/>
  </office:meta>
</office:document-meta>
</file>